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Cursief"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table:align="left"/>
    </style:style>
    <style:style style:name="Tabel1.A" style:family="table-column">
      <style:table-column-properties style:column-width="4.921cm"/>
    </style:style>
    <style:style style:name="Tabel1.B" style:family="table-column">
      <style:table-column-properties style:column-width="12.091cm"/>
    </style:style>
    <style:style style:name="Tabel1.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Contents_20_4">
      <style:paragraph-properties>
        <style:tab-stops>
          <style:tab-stop style:position="15.503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text-properties officeooo:rsid="000a921e" officeooo:paragraph-rsid="000a921e"/>
    </style:style>
    <style:style style:name="P5" style:family="paragraph" style:parent-style-name="Standard" style:list-style-name="L1">
      <style:text-properties officeooo:rsid="000a921e" officeooo:paragraph-rsid="000b33ff"/>
    </style:style>
    <style:style style:name="P6" style:family="paragraph" style:parent-style-name="Standard">
      <style:text-properties officeooo:rsid="000a921e" officeooo:paragraph-rsid="000b33ff"/>
    </style:style>
    <style:style style:name="P7" style:family="paragraph" style:parent-style-name="Standard">
      <style:text-properties officeooo:rsid="000a921e" officeooo:paragraph-rsid="000b9c19"/>
    </style:style>
    <style:style style:name="P8" style:family="paragraph" style:parent-style-name="Standard">
      <style:text-properties officeooo:rsid="000a921e" officeooo:paragraph-rsid="000ca858"/>
    </style:style>
    <style:style style:name="P9" style:family="paragraph" style:parent-style-name="Standard" style:list-style-name="L3">
      <style:text-properties officeooo:rsid="000a921e" officeooo:paragraph-rsid="000ca858"/>
    </style:style>
    <style:style style:name="P10" style:family="paragraph" style:parent-style-name="Standard" style:list-style-name="L4">
      <style:text-properties officeooo:rsid="000a921e" officeooo:paragraph-rsid="000ca858"/>
    </style:style>
    <style:style style:name="P11" style:family="paragraph" style:parent-style-name="Standard" style:list-style-name="L2">
      <style:text-properties officeooo:paragraph-rsid="000b9c19"/>
    </style:style>
    <style:style style:name="P12" style:family="paragraph" style:parent-style-name="Standard">
      <style:text-properties officeooo:paragraph-rsid="000b9c19"/>
    </style:style>
    <style:style style:name="P13" style:family="paragraph" style:parent-style-name="Standard">
      <style:text-properties officeooo:paragraph-rsid="000ca858"/>
    </style:style>
    <style:style style:name="P14" style:family="paragraph" style:parent-style-name="Heading_20_3">
      <style:text-properties officeooo:rsid="0004b67d" officeooo:paragraph-rsid="0004b67d"/>
    </style:style>
    <style:style style:name="P15" style:family="paragraph" style:parent-style-name="Heading_20_3">
      <style:paragraph-properties fo:break-before="page"/>
    </style:style>
    <style:style style:name="P16" style:family="paragraph" style:parent-style-name="Default">
      <style:text-properties officeooo:rsid="000a921e"/>
    </style:style>
    <style:style style:name="P17" style:family="paragraph" style:parent-style-name="Title" style:master-page-name="First_20_Page">
      <style:paragraph-properties style:page-number="auto"/>
      <style:text-properties officeooo:rsid="000a921e" officeooo:paragraph-rsid="000b33ff"/>
    </style:style>
    <style:style style:name="P18" style:family="paragraph" style:parent-style-name="Text_20_body">
      <style:text-properties officeooo:rsid="000a921e" officeooo:paragraph-rsid="000a921e"/>
    </style:style>
    <style:style style:name="P19" style:family="paragraph" style:parent-style-name="Text_20_body">
      <style:text-properties officeooo:rsid="0004b67d" officeooo:paragraph-rsid="000b9c19"/>
    </style:style>
    <style:style style:name="P20" style:family="paragraph" style:parent-style-name="Text_20_body">
      <style:text-properties officeooo:paragraph-rsid="000b9c19"/>
    </style:style>
    <style:style style:name="T1" style:family="text">
      <style:text-properties officeooo:rsid="000a921e"/>
    </style:style>
    <style:style style:name="T2" style:family="text">
      <style:text-properties officeooo:rsid="000b33ff"/>
    </style:style>
    <style:style style:name="T3" style:family="text">
      <style:text-properties officeooo:rsid="000b9c19"/>
    </style:style>
    <style:style style:name="T4" style:family="text">
      <style:text-properties officeooo:rsid="000ca8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Tab menu list</text:span></text:p>
      <text:p text:style-name="Subtitle">A <text:span text:style-name="T1">type</text:span> plug-in for Oracle application express.</text:p>
      <text:p text:style-name="P1"/>
      <text:table-of-content text:style-name="Sect1" text:protected="true" text:name="Inhoudsopgave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2_Head">
            <text:p text:style-name="Contents_20_Heading">Table of contents</text:p>
          </text:index-title>
          <text:p text:style-name="P3">Intro<text:tab/>3</text:p>
          <text:p text:style-name="P3">Main features<text:tab/>3</text:p>
          <text:p text:style-name="P3">Demo<text:tab/>3</text:p>
          <text:p text:style-name="P3">Installation<text:tab/>3</text:p>
          <text:p text:style-name="P3">Configuration<text:tab/>3</text:p>
          <text:p text:style-name="P2">Plugin settings<text:tab/>3</text:p>
          <text:p text:style-name="P2">Component settings<text:tab/>3</text:p>
          <text:p text:style-name="P3">FAQ<text:tab/>3</text:p>
          <text:p text:style-name="P3">Change.log<text:tab/>3</text:p>
          <text:p text:style-name="P3">License<text:tab/>4</text:p>
          <text:p text:style-name="P3">Legal disclaimer<text:tab/>4</text:p>
        </text:index-body>
      </text:table-of-content>
      <text:p text:style-name="P16"/>
      <text:h text:style-name="P15" text:outline-level="3"><text:span text:style-name="T1">In</text:span>tro</text:h>
      <text:p text:style-name="P6"><text:span text:style-name="T2">Create a drop down menu when you are bound to the tab frame work within APEX.</text:span></text:p>
      <text:h text:style-name="Heading_20_3" text:outline-level="3">Main features</text:h>
      <text:list xml:id="list8642387103043906419" text:style-name="L1">
        <text:list-item>
          <text:p text:style-name="P5"><text:span text:style-name="T2">Uses the list templates making all type of menu's possible.</text:span></text:p>
        </text:list-item>
        <text:list-item>
          <text:p text:style-name="P5"><text:span text:style-name="T2">If the parent tab has only one standerd tab you can choose not the generate the standard tab but set it's link to the parent tab.</text:span></text:p>
        </text:list-item>
        <text:list-item>
          <text:p text:style-name="P5"><text:span text:style-name="T2">Depending on your menu you can set the parent tabs to have link or not.</text:span></text:p>
        </text:list-item>
      </text:list>
      <text:h text:style-name="Heading_20_3" text:outline-level="3">Demo</text:h>
      <text:p text:style-name="P20"><text:a xlink:type="simple" xlink:href="http://apex.oracle.com/pls/apex/f?p=VANBAREN_PLUGINS:TABMENULIST:0&amp;c=VANBAREN"><text:span text:style-name="T3">Demo</text:span></text:a></text:p>
      <text:h text:style-name="Heading_20_3" text:outline-level="3">Installation</text:h>
      <text:p text:style-name="Standard">With this installation package there is a plug-in installation file named: </text:p>
      <text:list xml:id="list3550001627183904620" text:style-name="L2">
        <text:list-item>
          <text:p text:style-name="P11"><text:span text:style-name="File"><text:span text:style-name="T3">region_type_plugin_net_vanbaren_apex_tab_menu_list_v1.01.sql</text:span></text:span></text:p>
        </text:list-item>
      </text:list>
      <text:p text:style-name="Standard">Navigate to <text:span text:style-name="Strong_20_Emphasis">Shared Components</text:span> <text:s/>&gt; <text:s/><text:span text:style-name="Strong_20_Emphasis">Plug-ins</text:span> and click &lt;<text:span text:style-name="Strong_20_Emphasis">Import</text:span> &gt;. From there you can follow the menu to upload and install the plug-in using the file above. After the plug-in has been installed successfully you will be redirected to the plug-in edit screen.</text:p>
      <text:h text:style-name="Heading_20_3" text:outline-level="3">Configuration</text:h>
      <text:p text:style-name="P18">Addition steps to get the plugin working</text:p>
      <text:h text:style-name="Heading_20_4" text:outline-level="4"><text:span text:style-name="T3">Region</text:span> settings</text:h>
      <table:table table:name="Tabel1" table:style-name="Tabel1">
        <table:table-column table:style-name="Tabel1.A"/>
        <table:table-column table:style-name="Tabel1.B"/>
        <table:table-row>
          <table:table-cell table:style-name="Tabel1.A1" office:value-type="string">
            <text:p text:style-name="P12"><text:span text:style-name="T3">Template</text:span>:</text:p>
          </table:table-cell>
          <table:table-cell table:style-name="Tabel1.A1" office:value-type="string">
            <text:p text:style-name="P7"><text:span text:style-name="T3">Name of list template. Template is used to render the html of the region. The template needs to belong to the current theme. And the name is case sensitive.</text:span></text:p>
          </table:table-cell>
        </table:table-row>
        <table:table-row>
          <table:table-cell table:style-name="Tabel1.A1" office:value-type="string">
            <text:p text:style-name="P12"><text:span text:style-name="T3">Include single tab</text:span></text:p>
          </table:table-cell>
          <table:table-cell table:style-name="Tabel1.A1" office:value-type="string">
            <text:p text:style-name="P8"><text:span text:style-name="T4">Should the tab be include if it is the only one? If the parent tab has only a single tab:</text:span></text:p>
            <text:list xml:id="list3484478865772876902" text:style-name="L3">
              <text:list-item>
                <text:p text:style-name="P9"><text:span text:style-name="T4">No The parent tab gets the url of the tab. And the tab is not rendered.</text:span></text:p>
              </text:list-item>
              <text:list-item>
                <text:p text:style-name="P9"><text:span text:style-name="T4">Yes The parent tab and the tab are both rendered.</text:span></text:p>
              </text:list-item>
            </text:list>
          </table:table-cell>
        </table:table-row>
        <table:table-row>
          <table:table-cell table:style-name="Tabel1.A1" office:value-type="string">
            <text:p text:style-name="P13"><text:span text:style-name="T4">Parent link</text:span></text:p>
          </table:table-cell>
          <table:table-cell table:style-name="Tabel1.A1" office:value-type="string">
            <text:p text:style-name="P8"><text:span text:style-name="T4">Should the parent have a link?</text:span></text:p>
            <text:list xml:id="list7774704189566781127" text:style-name="L4">
              <text:list-item>
                <text:p text:style-name="P10"><text:span text:style-name="T4">No The link attribute is replaced by "#"</text:span></text:p>
              </text:list-item>
              <text:list-item>
                <text:p text:style-name="P10"><text:span text:style-name="T4">Yes The link of the parent tab.</text:span></text:p>
              </text:list-item>
            </text:list>
            <text:p text:style-name="P8"><text:span text:style-name="T4">If include single tab is no the parent tab will have the link of the tab when there is only one tab. Even when Parent link is set to No.</text:span></text:p>
          </table:table-cell>
        </table:table-row>
      </table:table>
      <text:p text:style-name="Default"/>
      <text:h text:style-name="Heading_20_3" text:outline-level="3">FAQ</text:h>
      <text:p text:style-name="P19"><text:span text:style-name="T3">Not available yet.</text:span></text:p>
      <text:h text:style-name="P14" text:outline-level="3">Change.log</text:h>
      <text:p text:style-name="P19"><text:span text:style-name="T3">Not available yet.</text:span></text:p>
      <text:h text:style-name="P15" text:outline-level="3">License</text:h>
      <text:p text:style-name="P13"><text:span text:style-name="T4">This plugin is licensed under the MIT licence.</text:span></text:p>
      <text:p text:style-name="P13"><text:span text:style-name="T4"/></text:p>
      <text:p text:style-name="P13"><text:span text:style-name="T4">Copyright (c) 2013 N. van Baren</text:span></text:p>
      <text:p text:style-name="P13"><text:span text:style-name="T4"/></text:p>
      <text:p text:style-name="P13"><text:span text:style-name="T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he above copyright notice and this permission notice shall be included in all copies or substantial portions of the Software.</text:span></text:p>
      <text:p text:style-name="P13"><text:span text:style-name="T4"/></text:p>
      <text:p text:style-name="P13"><text:span text:style-name="T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h text:style-name="Heading_20_3" text:outline-level="3">Legal disclaimer</text:h>
      <text:p text:style-name="Standard">The plug-in(s) and/or file(s) are supplied as is. The author disclaims all warranties, expressed or implied, including, without limitation, the warranties of merchantability and of fitness for any purpose. The author assumes no liability for damages, direct or consequential, which may result from the use of these plug-in(s) and/or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Cursief"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Title" style:family="paragraph" style:parent-style-name="Heading" style:next-style-name="Subtitle" style:class="chapter" style:master-page-name="">
      <style:paragraph-properties fo:margin-top="9.999cm" fo:margin-bottom="0.21cm" style:contextual-spacing="false" fo:text-align="center" style:justify-single-word="false" style:page-number="auto" fo:background-color="transparent">
        <style:background-image/>
      </style:paragraph-properties>
      <style:text-properties style:font-name="Times New Roman1"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Times New Roman2"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master-page-name="">
      <style:paragraph-properties style:page-number="auto">
        <style:tab-stops>
          <style:tab-stop style:position="0cm"/>
          <style:tab-stop style:position="0.499cm"/>
          <style:tab-stop style:position="1cm"/>
          <style:tab-stop style:position="1.499cm"/>
          <style:tab-stop style:position="2cm"/>
          <style:tab-stop style:position="2.499cm"/>
          <style:tab-stop style:position="3cm"/>
          <style:tab-stop style:position="3.5cm"/>
        </style:tab-stops>
      </style:paragraph-properties>
      <style:text-properties style:font-name="Arial1"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ile" style:family="text">
      <style:text-properties fo:font-weight="bold" style:font-size-asian="10.5pt"/>
    </style:style>
    <style:style style:name="Strong_20_Emphasis" style:display-name="Strong Emphasis" style:family="text">
      <style:text-properties fo:font-weight="bold" fo:background-color="transparent"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17:45:38.38</meta:creation-date>
    <meta:editing-duration>PT6M30S</meta:editing-duration>
    <meta:editing-cycles>2</meta:editing-cycles>
    <meta:generator>LibreOffice/4.0.3.3$Windows_x86 LibreOffice_project/0eaa50a932c8f2199a615e1eb30f7ac74279539</meta:generator>
    <dc:title>Plugin documentation</dc:title>
    <meta:initial-creator>Nicolette van Baren</meta:initial-creator>
    <dc:date>2013-08-11T18:26:52.14</dc:date>
    <dc:creator>Nicolette van Baren</dc:creator>
    <meta:document-statistic meta:table-count="1" meta:image-count="0" meta:object-count="0" meta:page-count="4" meta:paragraph-count="51" meta:word-count="554" meta:character-count="3203" meta:non-whitespace-character-count="2705"/>
    <meta:template xlink:type="simple" xlink:actuate="onRequest" xlink:title="Plugin documentation" xlink:href="file:///C:/Users/nicolette/AppData/Roaming/LibreOffice/4/user/template/Plugin%20documentation1.ott" meta:date="2013-08-11T17:45:37.70"/>
  </office:meta>
</office:document-meta>
</file>